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E80000041CAC4779EE.png"/>
  <manifest:file-entry manifest:media-type="image/png" manifest:full-path="Pictures/100002010000041D000002E8811C461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657cm"/>
    </style:style>
    <style:style style:name="gr4" style:family="graphic" style:parent-style-name="standard">
      <style:graphic-properties draw:stroke="none" svg:stroke-color="#000000" draw:fill="none" draw:fill-color="#ffffff" fo:min-height="0.91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fo:min-height="1.5cm"/>
    </style:style>
    <style:style style:name="gr7" style:family="graphic" style:parent-style-name="standard">
      <style:graphic-properties draw:stroke="none" svg:stroke-color="#000000" draw:fill="none" draw:fill-color="#ffffff" fo:min-height="1.327cm"/>
    </style:style>
    <style:style style:name="gr8" style:family="graphic" style:parent-style-name="standard">
      <style:graphic-properties draw:stroke="none" svg:stroke-color="#000000" draw:fill="none" draw:fill-color="#ffffff" fo:min-height="1.979cm"/>
    </style:style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712cm" svg:height="8.486cm" svg:x="2cm" svg:y="1.5cm">
          <draw:image xlink:href="Pictures/10000201000002E80000041CAC4779EE.png" xlink:type="simple" xlink:show="embed" xlink:actuate="onLoad">
            <text:p/>
          </draw:image>
        </draw:frame>
        <draw:frame draw:style-name="gr1" draw:text-style-name="P1" draw:layer="layout" svg:width="7.712cm" svg:height="8.486cm" svg:x="20.988cm" svg:y="1.5cm">
          <draw:image xlink:href="Pictures/10000201000002E80000041CAC4779EE.png" xlink:type="simple" xlink:show="embed" xlink:actuate="onLoad">
            <text:p/>
          </draw:image>
        </draw:frame>
        <draw:frame draw:style-name="gr1" draw:text-style-name="P1" draw:layer="layout" svg:width="8.129cm" svg:height="6cm" svg:x="10.871cm" svg:y="12.8cm">
          <draw:image xlink:href="Pictures/100002010000041D000002E8811C461F.png" xlink:type="simple" xlink:show="embed" xlink:actuate="onLoad">
            <text:p/>
          </draw:image>
        </draw:frame>
        <draw:custom-shape draw:style-name="gr2" draw:text-style-name="P1" draw:layer="layout" svg:width="11.5cm" svg:height="2cm" svg:x="10.194cm" svg:y="2.3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1.5cm" svg:height="2cm" draw:transform="rotate (3.1415926535892) translate (21cm 8.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5.223cm" svg:height="2cm" draw:transform="rotate (0.7853981633973) translate (17.5cm 12.88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layer="layout" svg:width="6.746cm" svg:height="0.962cm" svg:x="13.5cm" svg:y="7cm">
          <draw:text-box>
            <text:p>Renvoi d'informations</text:p>
          </draw:text-box>
        </draw:frame>
        <draw:frame draw:style-name="gr4" draw:layer="layout" svg:width="8.44cm" svg:height="1.16cm" svg:x="11.06cm" svg:y="2.9cm">
          <draw:text-box>
            <text:p>Demande d'informations</text:p>
          </draw:text-box>
        </draw:frame>
        <draw:frame draw:style-name="gr5" draw:layer="layout" svg:width="4.5cm" svg:height="1cm" draw:transform="rotate (0.7853981633973) translate (17.916cm 13.177cm)">
          <draw:text-box>
            <text:p>Déploiement</text:p>
          </draw:text-box>
        </draw:frame>
        <draw:frame draw:style-name="gr6" draw:layer="layout" svg:width="4.5cm" svg:height="1.75cm" svg:x="7.5cm" svg:y="14.05cm">
          <draw:text-box>
            <text:p>Tests avant déploiement</text:p>
          </draw:text-box>
        </draw:frame>
        <draw:frame draw:style-name="gr7" draw:text-style-name="P1" draw:layer="layout" svg:width="7.24cm" svg:height="1.673cm" svg:x="21.76cm" svg:y="8.423cm">
          <draw:text-box>
            <text:p text:style-name="P1"><text:span text:style-name="T1">Serveur principal</text:span></text:p>
            <text:p text:style-name="P1">yuukou-ws.wmin.ac.uk</text:p>
          </draw:text-box>
        </draw:frame>
        <draw:frame draw:style-name="gr8" draw:text-style-name="P1" draw:layer="layout" svg:width="6.266cm" svg:height="2.229cm" svg:x="2.964cm" svg:y="8.5cm">
          <draw:text-box>
            <text:p text:style-name="P1"><text:span text:style-name="T1">Serveur secondaire</text:span></text:p>
            <text:p text:style-name="P1">yuukou2.wmin.ac.uk</text:p>
          </draw:text-box>
        </draw:frame>
        <draw:frame draw:style-name="gr5" draw:layer="layout" svg:width="8.5cm" svg:height="1cm" svg:x="11.2cm" svg:y="19cm">
          <draw:text-box>
            <text:p>Machine de développeme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enoit </meta:initial-creator>
    <meta:creation-date>2012-05-22T16:35:33</meta:creation-date>
    <dc:date>2012-05-23T11:35:31</dc:date>
    <dc:creator>benoit </dc:creator>
    <meta:editing-duration>PT44M18S</meta:editing-duration>
    <meta:editing-cycles>3</meta:editing-cycles>
    <meta:generator>LibreOffice/3.3$Linux LibreOffice_project/330m19$Build-401</meta:generator>
    <meta:document-statistic meta:object-count="13"/>
  </office:meta>
</office:document-meta>
</file>